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ffff99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8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no-wrap" draw:shadow="hidden" draw:shadow-color="#cecece"/>
    </style:style>
    <style:style style:name="pr3" style:family="presentation" style:parent-style-name="Default-notes">
      <style:graphic-properties draw:fill-color="#ffffff" fo:min-height="11.604cm"/>
    </style:style>
    <style:style style:name="pr4" style:family="presentation" style:parent-style-name="Default-title">
      <style:graphic-properties draw:fill-color="#ffffff" fo:min-height="2.079cm"/>
    </style:style>
    <style:style style:name="pr5" style:family="presentation" style:parent-style-name="Default-outline1">
      <style:graphic-properties draw:fill-color="#ffffff" fo:min-height="12.874cm"/>
    </style:style>
    <style:style style:name="pr6" style:family="presentation" style:parent-style-name="Default-notes">
      <style:graphic-properties draw:fill-color="#ffffff" fo:min-height="11.35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/>
    </style:style>
    <style:style style:name="P4" style:family="paragraph">
      <style:paragraph-properties fo:margin-left="0cm" fo:margin-right="0cm" fo:margin-top="0.141cm" fo:margin-bottom="0cm" text:enable-numbering="false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952cm" fo:margin-right="0cm" fo:text-indent="-0.952cm"/>
    </style:style>
    <style:style style:name="P7" style:family="paragraph">
      <style:paragraph-properties fo:margin-left="2.063cm" fo:margin-right="0cm" fo:text-indent="-0.793cm"/>
    </style:style>
    <style:style style:name="P8" style:family="paragraph">
      <style:paragraph-properties fo:margin-left="3.016cm" fo:margin-right="0cm" fo:text-indent="-0.635cm"/>
    </style:style>
    <style:style style:name="P9" style:family="paragraph">
      <style:paragraph-properties fo:margin-left="3.016cm" fo:margin-right="0cm" text:enable-numbering="false" fo:text-indent="-0.635cm"/>
    </style:style>
    <style:style style:name="P10" style:family="paragraph">
      <style:paragraph-properties fo:margin-left="2.063cm" fo:margin-right="0cm" text:enable-numbering="false" fo:text-indent="-0.793cm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.952cm" fo:margin-right="0cm" text:enable-numbering="false" fo:text-indent="-0.952cm"/>
    </style:style>
    <style:style style:name="T1" style:family="text">
      <style:text-properties fo:color="#000000"/>
    </style:style>
    <style:style style:name="T2" style:family="text">
      <style:text-properties fo:language="en" fo:country="US"/>
    </style:style>
    <style:style style:name="T3" style:family="text">
      <style:text-properties fo:font-size="16pt" fo:language="en" fo:country="US" style:font-size-asian="16pt" style:font-size-complex="16pt"/>
    </style:style>
    <style:style style:name="T4" style:family="text">
      <style:text-properties fo:text-shadow="1pt 1pt"/>
    </style:style>
    <style:style style:name="T5" style:family="text">
      <style:text-properties fo:text-shadow="1pt 1pt" style:text-underline-style="solid" style:text-underline-width="auto" style:text-underline-color="font-color"/>
    </style:style>
    <style:style style:name="T6" style:family="text">
      <style:text-properties fo:text-shadow="none"/>
    </style:style>
    <style:style style:name="T7" style:family="text">
      <style:text-properties fo:text-shadow="none" style:text-underline-style="solid" style:text-underline-width="auto" style:text-underline-color="font-color"/>
    </style:style>
    <style:style style:name="T8" style:family="text">
      <style:text-properties fo:font-style="italic" fo:text-shadow="none" style:font-style-asian="italic" style:font-style-complex="italic"/>
    </style:style>
    <style:style style:name="T9" style:family="text">
      <style:text-properties style:text-position="super 58%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286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'Monotype Sorts'" style:font-pitch="variable" style:font-charset="x-symbol" fo:color="#000000" fo:font-size="75%"/>
      </text:list-level-style-bullet>
      <text:list-level-style-bullet text:level="2" text:bullet-char="»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–">
        <style:list-level-properties text:space-before="2.3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">
        <style:list-level-properties text:space-before="3.333cm" text:min-label-width="0.635cm"/>
        <style:text-properties fo:font-family="'Monotype Sorts'" style:font-pitch="variable" style:font-charset="x-symbol" fo:color="#000000" fo:font-size="64%"/>
      </text:list-level-style-bullet>
      <text:list-level-style-bullet text:level="5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28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Data Modeling with YANG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6cm" presentation:class="title" presentation:user-transformed="true">
          <draw:text-box>
            <text:p text:style-name="P1"><text:span text:style-name="T1">Network Configuration with XML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NCX Overview</text:span></text:p>
            <text:p text:style-name="P3"><text:span text:style-name="T2"/></text:p>
            <text:p text:style-name="P4"><text:span text:style-name="T3">Andy Bierman</text:span><text:span text:style-name="T3"><text:line-break/></text:span><text:span text:style-name="T3">March 31, 2009</text:span></text:p>
          </draw:text-box>
        </draw:frame>
        <presentation:notes draw:style-name="dp2">
          <draw:page-thumbnail draw:style-name="gr1" draw:layer="layout" svg:width="12.894cm" svg:height="9.663cm" svg:x="3.254cm" svg:y="1.936cm" draw:page-number="1" presentation:class="page"/>
          <draw:frame presentation:style-name="pr3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791cm" svg:height="2.079cm" svg:x="2.751cm" svg:y="1.394cm" presentation:class="title">
          <draw:text-box>
            <text:p text:style-name="P5">What is NCX?<text:tab/></text:p>
          </draw:text-box>
        </draw:frame>
        <draw:frame presentation:style-name="pr5" draw:text-style-name="P6" draw:layer="layout" svg:width="19.896cm" svg:height="12.874cm" svg:x="2.752cm" svg:y="3.809cm" presentation:class="outline">
          <draw:text-box>
            <text:list text:style-name="L3">
              <text:list-item>
                <text:p text:style-name="P6">Network Configuration Management Toolkit</text:p>
              </text:list-item>
            </text:list>
            <text:list text:style-name="L3">
              <text:list-item>
                <text:list>
                  <text:list-item>
                    <text:p text:style-name="P7">Completely Standards-bas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NETCONF and SSH2 protocol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YANG data modeling languag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XML encoding and Xpath filter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etf-netconf-state monitoring data mode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etf-netconf-partial-lock database locking extens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Full automation of NETCONF protocol hand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ll session, operation, database access, error, and XML handling done in the toolkit or in the agent central stack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Utilization of YANG extensions, deviations, and other automation support featur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2" presentation:class="page"/>
          <draw:frame presentation:style-name="pr6" draw:text-style-name="P5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791cm" svg:height="2.079cm" svg:x="2.751cm" svg:y="1.394cm" presentation:class="title">
          <draw:text-box>
            <text:p text:style-name="P5">What is YANG?<text:tab/></text:p>
          </draw:text-box>
        </draw:frame>
        <draw:frame presentation:style-name="pr5" draw:text-style-name="P6" draw:layer="layout" svg:width="19.896cm" svg:height="12.874cm" svg:x="2.752cm" svg:y="3.809cm" presentation:class="outline">
          <draw:text-box>
            <text:list text:style-name="L3">
              <text:list-item>
                <text:p text:style-name="P6">Yet Another Next Generation Data Modeling Language for the NETCONF Protocol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YANG will become the SMIv2 replacement for data model module definition within the Internet commun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rbitrarily complex data structures are supported, making it possible for data model designers to design the MIB first, not last, saving lots of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YANG is designed from the ground up to support tool auto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3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text-style-name="P5" draw:layer="layout" svg:width="19.791cm" svg:height="2.079cm" svg:x="2.751cm" svg:y="1.394cm" presentation:class="title">
          <draw:text-box>
            <text:p text:style-name="P5">YANG as Source Code</text:p>
          </draw:text-box>
        </draw:frame>
        <draw:ellipse draw:style-name="gr2" draw:layer="layout" svg:width="3.278cm" svg:height="3.128cm" svg:x="11.547cm" svg:y="9.009cm">
          <text:p text:style-name="P5">YANG</text:p>
        </draw:ellipse>
        <draw:rect draw:style-name="gr3" draw:text-style-name="P5" draw:layer="layout" svg:width="5.368cm" svg:height="1.77cm" svg:x="16.326cm" svg:y="6.46cm">
          <text:p text:style-name="P5">Agent Code</text:p>
        </draw:rect>
        <draw:rect draw:style-name="gr3" draw:text-style-name="P5" draw:layer="layout" svg:width="5.368cm" svg:height="1.77cm" svg:x="16.429cm" svg:y="9.161cm">
          <text:p text:style-name="P5">Manager Code</text:p>
        </draw:rect>
        <draw:rect draw:style-name="gr3" draw:text-style-name="P5" draw:layer="layout" svg:width="5.368cm" svg:height="1.77cm" svg:x="4.052cm" svg:y="6.433cm">
          <text:p text:style-name="P5">User Docs</text:p>
        </draw:rect>
        <draw:rect draw:style-name="gr3" draw:text-style-name="P5" draw:layer="layout" svg:width="5.368cm" svg:height="1.77cm" svg:x="4.155cm" svg:y="9.187cm">
          <text:p text:style-name="P5">WEB Apps</text:p>
        </draw:rect>
        <draw:rect draw:style-name="gr3" draw:text-style-name="P5" draw:layer="layout" svg:width="5.368cm" svg:height="1.77cm" svg:x="16.533cm" svg:y="11.942cm">
          <text:p text:style-name="P5">CLI Code</text:p>
        </draw:rect>
        <draw:rect draw:style-name="gr3" draw:text-style-name="P5" draw:layer="layout" svg:width="5.368cm" svg:height="1.77cm" svg:x="4.341cm" svg:y="12.269cm">
          <text:p text:style-name="P5">Test Code</text:p>
        </draw:rect>
        <draw:line draw:style-name="gr4" draw:layer="layout" svg:x1="14.262cm" svg:y1="9.032cm" svg:x2="16.113cm" svg:y2="7.281cm">
          <text:p text:style-name="P5"/>
        </draw:line>
        <draw:line draw:style-name="gr4" draw:layer="layout" svg:x1="14.614cm" svg:y1="11.736cm" svg:x2="16.313cm" svg:y2="13.061cm">
          <text:p text:style-name="P5"/>
        </draw:line>
        <draw:line draw:style-name="gr4" draw:layer="layout" svg:x1="11.659cm" svg:y1="11.735cm" svg:x2="9.983cm" svg:y2="13.436cm">
          <text:p text:style-name="P5"/>
        </draw:line>
        <draw:line draw:style-name="gr4" draw:layer="layout" svg:x1="14.962cm" svg:y1="10.384cm" svg:x2="16.338cm" svg:y2="10.384cm">
          <text:p text:style-name="P5"/>
        </draw:line>
        <draw:line draw:style-name="gr4" draw:layer="layout" svg:x1="11.359cm" svg:y1="10.509cm" svg:x2="9.733cm" svg:y2="10.508cm">
          <text:p text:style-name="P5"/>
        </draw:line>
        <draw:line draw:style-name="gr4" draw:layer="layout" svg:x1="11.811cm" svg:y1="9.083cm" svg:x2="9.683cm" svg:y2="7.356cm">
          <text:p text:style-name="P5"/>
        </draw:line>
        <presentation:notes draw:style-name="dp2">
          <draw:page-thumbnail draw:style-name="gr1" draw:layer="layout" svg:width="12.894cm" svg:height="9.663cm" svg:x="3.254cm" svg:y="1.936cm" draw:page-number="4" presentation:class="page"/>
          <draw:frame presentation:style-name="pr6" draw:text-style-name="P5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791cm" svg:height="2.079cm" svg:x="2.751cm" svg:y="1.394cm" presentation:class="title">
          <draw:text-box>
            <text:p text:style-name="P5">YANG-based Automation?<text:tab/></text:p>
          </draw:text-box>
        </draw:frame>
        <draw:frame presentation:style-name="pr5" draw:text-style-name="P6" draw:layer="layout" svg:width="19.896cm" svg:height="12.874cm" svg:x="2.752cm" svg:y="3.809cm" presentation:class="outline">
          <draw:text-box>
            <text:list text:style-name="L3">
              <text:list-item>
                <text:p text:style-name="P6">YANG allows clever tools to automate the development and run-time support for the entire NETCONF protocol: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list>
                  <text:list-item>
                    <text:p text:style-name="P7"><text:span text:style-name="T4">feature/if-fea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must/when stat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grouping/uses/refine stat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object devia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language exten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5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791cm" svg:height="2.079cm" svg:x="2.751cm" svg:y="1.394cm" presentation:class="title">
          <draw:text-box>
            <text:p text:style-name="P5">YANG Module Partitions<text:tab/></text:p>
          </draw:text-box>
        </draw:frame>
        <draw:frame presentation:style-name="pr5" draw:text-style-name="P6" draw:layer="layout" svg:width="19.896cm" svg:height="12.874cm" svg:x="2.752cm" svg:y="3.809cm" presentation:class="outline">
          <draw:text-box>
            <text:list text:style-name="L3">
              <text:list-item>
                <text:p text:style-name="P6">YANG features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5">feature</text:span> defines a conceptual partition within a modu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Objects with the matching </text:span><text:span text:style-name="T7">if-feature</text:span><text:span text:style-name="T6"> statement(s) are part of the logical parti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upported features are static, set at code compile-time and advertised by the agent at session start-up 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A code generator can remove unneeded code for <text:s/>the unimplemented features on each p[at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6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19.791cm" svg:height="2.079cm" svg:x="2.751cm" svg:y="1.394cm" presentation:class="title">
          <draw:text-box>
            <text:p text:style-name="P5">YANG Conditionals<text:tab/></text:p>
          </draw:text-box>
        </draw:frame>
        <draw:frame presentation:style-name="pr5" draw:text-style-name="P6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must and when statements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5">must</text:span> statement defines inter-object value-space conditions, using an XPath expres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ach data object can have zero or more must statem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ll the expressions must be 'true' for the object that contains the must statement(s) to be considered vali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<text:span text:style-name="T6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 </text:span><text:span text:style-name="T5">when</text:span><text:span text:style-name="T6"> statement defines inter-object existence conditions, using an Xpath expres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Each object can have zero or one when-state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The expression must be 'true' for the object that contains the when statement to be considered present in the ag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Objects with 'false' when expression values are automatically deleted by the ag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7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5" draw:layer="layout" svg:width="19.791cm" svg:height="2.079cm" svg:x="2.751cm" svg:y="1.394cm" presentation:class="title">
          <draw:text-box>
            <text:p text:style-name="P5">YANG Object Reuse<text:tab/></text:p>
          </draw:text-box>
        </draw:frame>
        <draw:frame presentation:style-name="pr5" draw:text-style-name="P6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grouping, uses, and refine statements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5">grouping</text:span> statement defines an abstract container of reusable object defini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Each grouping can contain its own types and groupings, and extend/refine other groupings via 'uses'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 </text:span><text:span text:style-name="T5">uses</text:span><text:span text:style-name="T6"> statement defines an instantiation of a particular grouping (real object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Each usage can be tailored to exact needs, using mechanisms built into YANG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 </text:span><text:span text:style-name="T5">refine</text:span><text:span text:style-name="T6"> statement 'customizes' an object used from a group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Code generators can utilize this feature as well as huma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8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5" draw:layer="layout" svg:width="19.791cm" svg:height="2.079cm" svg:x="2.751cm" svg:y="1.394cm" presentation:class="title">
          <draw:text-box>
            <text:p text:style-name="P5">Platform-specific Deviations<text:tab/></text:p>
          </draw:text-box>
        </draw:frame>
        <draw:frame presentation:style-name="pr5" draw:text-style-name="P6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deviation and deviate statements</text:p>
              </text:list-item>
            </text:list>
            <text:list text:style-name="L3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A <text:span text:style-name="T5">deviation</text:span> statement defines the alterations to one data model object for an agent imple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Super-charged SNMP AGENT-CAPABILITI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Built-in 'patch' operation for MIB objec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Contains 1 or more 'deviate' statem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 </text:span><text:span text:style-name="T5">deviate</text:span><text:span text:style-name="T6"> statement defines the patch ope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not-supported</text:span><text:span text:style-name="T6"> operation removes an object completely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8">add</text:span><text:span text:style-name="T6">, </text:span><text:span text:style-name="T8">replace</text:span><text:span text:style-name="T6">, and </text:span><text:span text:style-name="T8">delete</text:span><text:span text:style-name="T6"> operations manipulate the sub-clauses within an object defini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Tools can automatically generate data model definitions that exactly match each agent platfor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9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5" draw:layer="layout" svg:width="19.791cm" svg:height="2.079cm" svg:x="2.751cm" svg:y="1.394cm" presentation:class="title">
          <draw:text-box>
            <text:p text:style-name="P5">Language Extensions<text:tab/></text:p>
          </draw:text-box>
        </draw:frame>
        <draw:frame presentation:style-name="pr5" draw:text-style-name="P6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extension statement</text:p>
              </text:list-item>
            </text:list>
            <text:list text:style-name="L3">
              <text:list-item>
                <text:list>
                  <text:list-item>
                    <text:p text:style-name="P7">An <text:span text:style-name="T5">extension</text:span> statement is an annotation that defines the syntax for a tool-specific YANG language exten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All YANG tools must handle any extension usage gracefully, not just their own extension definition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Similar to compiler directives in C code or processing instructions in XM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ny complex program behavior can be automated by annotating the YANG module definitions with the right extens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Some extensions from ncx.yang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root, cli, default-par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secure, very-secure, xpath, hidd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0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5" draw:layer="layout" svg:width="19.791cm" svg:height="2.079cm" svg:x="2.751cm" svg:y="1.394cm" presentation:class="title">
          <draw:text-box>
            <text:p text:style-name="P5">Some NCX Extensions (1)<text:tab/></text:p>
          </draw:text-box>
        </draw:frame>
        <draw:frame presentation:style-name="pr5" draw:text-style-name="P6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<text:span text:style-name="T6">ncx:root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n empty container to be a database root, so it can be automatically processed and not hard-wired into RPC operations like &lt;get&gt;, &lt;edit-config&gt; ,etc.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cli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 YANG container definition to be used as the command line and configuration file interface for any program, instead of NETCONF cont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All documentation, compile-time, and run-time CLI code can be automatically generated with 1 extra line of YANG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default-parm <text:s/>“foo”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fines a default parameter name for CLI or RPC input if it is omitted by the user (used by manager applicat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1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19.791cm" svg:height="2.079cm" svg:x="2.751cm" svg:y="1.394cm" presentation:class="title">
          <draw:text-box>
            <text:p text:style-name="P5">Some NCX Extensions<text:tab/>(2)</text:p>
          </draw:text-box>
        </draw:frame>
        <draw:frame presentation:style-name="pr5" draw:text-style-name="P6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6"><text:span text:style-name="T6">ncx:secure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n object to be security sensit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Only 'root' write access is allowed, even if no AC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very-secure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n object to be very security sensiti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Only 'root' access is allowed, even if no AC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xpath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eclares an object or data type to be an Xpath expres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6">tools can automate XML namespace and validation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6">ncx:hidden;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Removes an object from documentation and help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2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19.791cm" svg:height="2.079cm" svg:x="2.751cm" svg:y="1.394cm" presentation:class="title">
          <draw:text-box>
            <text:p text:style-name="P5">Summary<text:tab/></text:p>
          </draw:text-box>
        </draw:frame>
        <draw:frame presentation:style-name="pr5" draw:text-style-name="P6" draw:layer="layout" svg:width="19.896cm" svg:height="12.874cm" svg:x="2.752cm" svg:y="3.809cm" presentation:class="outline" presentation:user-transformed="true">
          <draw:text-box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6">The YANG module becomes the source code, replacing the need to manually implement almost any data model programming task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6">Automation tools can be developed which remove 50% to 90% of the development costs related to network management software development</text:p>
              </text:list-item>
            </text:list>
            <text:list text:style-name="L3">
              <text:list-item>
                <text:p text:style-name="P12"/>
              </text:list-item>
            </text:list>
            <text:list text:style-name="L3">
              <text:list-item>
                <text:p text:style-name="P6">2<text:span text:style-name="T9">nd</text:span> and 3<text:span text:style-name="T9">rd</text:span> party application/feature development for complex networking devices is now possible <text:s/></text:p>
              </text:list-item>
            </text:list>
          </draw:text-box>
        </draw:frame>
        <presentation:notes draw:style-name="dp2">
          <draw:page-thumbnail draw:style-name="gr1" draw:layer="layout" svg:width="12.894cm" svg:height="9.663cm" svg:x="3.254cm" svg:y="1.936cm" draw:page-number="13" presentation:class="page"/>
          <draw:frame presentation:style-name="pr6" draw:text-style-name="P11" draw:layer="layout" svg:width="14.225cm" svg:height="11.353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>
      <style:graphic-properties draw:stroke="none" draw:fill="none" draw:fill-color="#ffffff" draw:textarea-horizontal-align="center" draw:textarea-vertical-align="middle" draw:auto-grow-height="false" draw:auto-grow-width="false" fo:min-height="1.779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4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5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Arial" style:font-pitch="variable" fo:font-size="14pt" style:font-size-asian="14pt" style:font-size-complex="14pt"/>
    </style:style>
    <style:style style:name="T4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5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 draw:page-number="1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3.599cm" svg:height="1.778cm" svg:x="2.327cm" svg:y="16.994cm" presentation:class="date-time">
        <draw:text-box>
          <text:p text:style-name="P4"><text:span text:style-name="T2"><presentation:date-time/></text:span><text:span text:style-name="T2">ncxtools_top</text:span></text:p>
          <text:p text:style-name="P4"><text:span text:style-name="T2"/></text:p>
        </draw:text-box>
      </draw:frame>
      <draw:frame presentation:style-name="pr2" draw:text-style-name="P5" draw:layer="backgroundobjects" svg:width="8.044cm" svg:height="0.849cm" svg:x="8.678cm" svg:y="17.356cm" presentation:class="footer">
        <draw:text-box>
          <text:p text:style-name="P5"><text:span text:style-name="T3"><presentation:footer/></text:span></text:p>
        </draw:text-box>
      </draw:frame>
      <draw:frame presentation:style-name="pr3" draw:text-style-name="P6" draw:layer="backgroundobjects" svg:width="5.291cm" svg:height="0.849cm" svg:x="17.991cm" svg:y="17.356cm" presentation:class="page-number">
        <draw:text-box>
          <text:p text:style-name="P6"><text:span text:style-name="T3"><text:page-number>1</text:page-number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7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draw:rect draw:style-name="gr5" draw:text-style-name="P8" draw:layer="backgroundobjects" svg:width="19.4cm" svg:height="25.78cm" svg:x="0cm" svg:y="0cm">
          <text:p/>
        </draw:rect>
        <draw:frame presentation:style-name="pr4" draw:text-style-name="P4" draw:layer="backgroundobjects" svg:width="8.409cm" svg:height="1.293cm" svg:x="-0.001cm" svg:y="-0.004cm" presentation:class="header">
          <draw:text-box>
            <text:p text:style-name="P4"><text:span text:style-name="T4"><presentation:header/></text:span></text:p>
          </draw:text-box>
        </draw:frame>
        <draw:frame presentation:style-name="pr4" draw:text-style-name="P9" draw:layer="backgroundobjects" svg:width="8.41cm" svg:height="1.293cm" svg:x="10.993cm" svg:y="-0.004cm" presentation:class="date-time">
          <draw:text-box>
            <text:p text:style-name="P9"><text:span text:style-name="T4"><presentation:date-time/></text:span></text:p>
          </draw:text-box>
        </draw:frame>
        <draw:frame presentation:style-name="pr5" draw:text-style-name="P4" draw:layer="backgroundobjects" svg:width="8.409cm" svg:height="1.293cm" svg:x="-0.001cm" svg:y="24.491cm" presentation:class="footer">
          <draw:text-box>
            <text:p text:style-name="P4"><text:span text:style-name="T4"><presentation:footer/></text:span></text:p>
          </draw:text-box>
        </draw:frame>
        <draw:frame presentation:style-name="pr5" draw:text-style-name="P9" draw:layer="backgroundobjects" svg:width="8.41cm" svg:height="1.293cm" svg:x="10.993cm" svg:y="24.491cm" presentation:class="page-number">
          <draw:text-box>
            <text:p text:style-name="P9"><text:span text:style-name="T4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57cm" svg:x="17.254cm" svg:y="24.667cm">
          <text:p text:style-name="P10"><text:span text:style-name="T5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</dc:creator>
    <dc:date>2009-03-31T18:24:02</dc:date>
    <meta:print-date>2000-12-09T21:37:10</meta:print-date>
    <meta:editing-cycles>593</meta:editing-cycles>
    <meta:editing-duration>P37DT20H8M59S</meta:editing-duration>
    <meta:user-defined meta:name="Info 1"/>
    <meta:user-defined meta:name="Info 2"/>
    <meta:user-defined meta:name="Info 3"/>
    <meta:user-defined meta:name="Info 4"/>
    <meta:document-statistic meta:object-count="89"/>
  </office:meta>
</office:document-meta>
</file>